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ey alias : Delivery </text:p>
      <text:p text:style-name="Standard">Key store Password : Evince12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31T14:43:42</meta:creation-date>
    <dc:date>2019-08-31T16:21:15</dc:date>
    <meta:editing-duration>PT1H10M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2" meta:word-count="9" meta:character-count="51"/>
  </office:meta>
</office:document-meta>
</file>